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DependentAspectTests.checkAtAspectJAspect( String appContex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DependentAspectTests.propertyDependentAtAspectJAspectWithPropertyDeclared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PointMonitorAtAspectJAspect.around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DependentAspectTests.propertyDependentAspectWithPropertyDeclaredBefor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PointMonitorAspect.around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oinPointMonitorAtAspectJAspect.setCounter( ICounter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PointMonitorAspect.setCounter( ICounter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PointMonitorAtAspectJAspect.get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PointMonitorAspect.get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PointMonitorAspec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pendentAspectTests.propertyDependentAspectWithPropertyDeclared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pendentAspectTests.checkXmlAspect( String appContex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DependentAspectTests.propertyDependentAtAspectJAspectWithPropertyDeclaredBefor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inPointMonitorAtAspectJAspec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